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</text:p>
      <text:p text:style-name="Standard">ChatGPT</text:p>
      <text:p text:style-name="P1">ChatGPT</text:p>
      <text:p text:style-name="Text_20_body">Для минимального изучения и использования WordPress вам потребуется следующее:</text:p>
      <text:list xml:id="list9156863427064497902" text:style-name="L1">
        <text:list-item>
          <text:p text:style-name="P2"><text:span text:style-name="Strong_20_Emphasis">Компьютер и доступ в Интернет:</text:span></text:p>
          <text:list>
            <text:list-item>
              <text:p text:style-name="P3">Для начала работы с WordPress вам понадобится компьютер с доступом в Интернет. Это может быть как персональный компьютер, так и ноутбук.</text:p>
            </text:list-item>
          </text:list>
        </text:list-item>
        <text:list-item>
          <text:p text:style-name="P2"><text:span text:style-name="Strong_20_Emphasis">Хостинг и доменное имя:</text:span></text:p>
          <text:list>
            <text:list-item>
              <text:p text:style-name="P3">Выберите хостинг-провайдера, который поддерживает WordPress. Многие хостинги предлагают установку WordPress в один клик.</text:p>
            </text:list-item>
            <text:list-item>
              <text:p text:style-name="P3">Зарегистрируйте доменное имя для вашего сайта.</text:p>
            </text:list-item>
          </text:list>
        </text:list-item>
        <text:list-item>
          <text:p text:style-name="P2"><text:span text:style-name="Strong_20_Emphasis">Установка WordPress:</text:span></text:p>
          <text:list>
            <text:list-item>
              <text:p text:style-name="P3">Следуйте инструкциям вашего хостинг-провайдера для установки WordPress на ваш хостинг. Обычно это происходит через панель управления хостингом или с помощью инструмента установки.</text:p>
            </text:list-item>
          </text:list>
        </text:list-item>
        <text:list-item>
          <text:p text:style-name="P2"><text:span text:style-name="Strong_20_Emphasis">Изучение основ:</text:span></text:p>
          <text:list>
            <text:list-item>
              <text:p text:style-name="P3">Ознакомьтесь с основами WordPress, такими как создание и редактирование постов и страниц, управление темами и плагинами, настройка пользователей и ролей.</text:p>
            </text:list-item>
            <text:list-item>
              <text:p text:style-name="P3">Пройдите базовые онлайн-курсы или изучите документацию WordPress.</text:p>
            </text:list-item>
          </text:list>
        </text:list-item>
        <text:list-item>
          <text:p text:style-name="P2"><text:span text:style-name="Strong_20_Emphasis">Выбор темы и плагинов:</text:span></text:p>
          <text:list>
            <text:list-item>
              <text:p text:style-name="P3">Выберите тему для вашего сайта из бесплатных тем в репозитории WordPress или купите премиум-тему.</text:p>
            </text:list-item>
            <text:list-item>
              <text:p text:style-name="P3">Установите и активируйте необходимые плагины для добавления дополнительной функциональности.</text:p>
            </text:list-item>
          </text:list>
        </text:list-item>
        <text:list-item>
          <text:p text:style-name="P2"><text:span text:style-name="Strong_20_Emphasis">Создание контента:</text:span></text:p>
          <text:list>
            <text:list-item>
              <text:p text:style-name="P3">Создайте несколько постов и страниц с помощью встроенных инструментов WordPress.</text:p>
            </text:list-item>
            <text:list-item>
              <text:p text:style-name="P3">Добавьте изображения, видео и другие медиафайлы к вашему контенту.</text:p>
            </text:list-item>
          </text:list>
        </text:list-item>
        <text:list-item>
          <text:p text:style-name="P2"><text:span text:style-name="Strong_20_Emphasis">Оптимизация и безопасность:</text:span></text:p>
          <text:list>
            <text:list-item>
              <text:p text:style-name="P3">Установите базовые плагины для оптимизации и безопасности вашего сайта, например, для SEO, резервного копирования и защиты от вредоносных атак.</text:p>
            </text:list-item>
          </text:list>
        </text:list-item>
        <text:list-item>
          <text:p text:style-name="P2"><text:span text:style-name="Strong_20_Emphasis">Тестирование и запуск:</text:span></text:p>
          <text:list>
            <text:list-item>
              <text:p text:style-name="P3">Протестируйте ваш сайт, чтобы убедиться, что все работает правильно и выглядит как задумано.</text:p>
            </text:list-item>
            <text:list-item>
              <text:p text:style-name="P2">Опубликуйте ваш сайт, чтобы он стал доступен для посетителей.</text:p>
            </text:list-item>
          </text:list>
        </text:list-item>
      </text:list>
      <text:p text:style-name="Text_20_body">Следуя этим шагам, вы сможете быстро начать использовать WordPress для создания вашего собственного веб-сайта или блога без необходимости в глубоких технических знаниях. По мере продвижения вы сможете изучить более продвинутые функции и настроить ваш сайт под ваши конкретные потребно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1:06:52.22</dc:date>
    <meta:document-statistic meta:table-count="0" meta:image-count="0" meta:object-count="0" meta:page-count="1" meta:paragraph-count="26" meta:word-count="275" meta:character-count="1970"/>
    <dc:creator>Dima Wide</dc:creator>
    <meta:user-defined meta:name="Info 1"/>
    <meta:user-defined meta:name="Info 2"/>
    <meta:user-defined meta:name="Info 3"/>
    <meta:user-defined meta:name="Info 4"/>
  </office:meta>
</office:document-meta>
</file>